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1600000293000002057CB71E93685157AC.svm" manifest:media-type=""/>
  <manifest:file-entry manifest:full-path="Pictures/2000001600000293000002052308C92149CD4D66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595cm" table:align="margins"/>
    </style:style>
    <style:style style:name="Таблица1.A" style:family="table-column">
      <style:table-column-properties style:column-width="3.406cm" style:rel-column-width="1931*"/>
    </style:style>
    <style:style style:name="Таблица1.B" style:family="table-column">
      <style:table-column-properties style:column-width="16.189cm" style:rel-column-width="91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969cm" table:align="right" style:writing-mode="lr-tb"/>
    </style:style>
    <style:style style:name="Таблица2.A" style:family="table-column">
      <style:table-column-properties style:column-width="0.596cm"/>
    </style:style>
    <style:style style:name="Таблица2.B" style:family="table-column">
      <style:table-column-properties style:column-width="3.207cm"/>
    </style:style>
    <style:style style:name="Таблица2.C" style:family="table-column">
      <style:table-column-properties style:column-width="3.903cm"/>
    </style:style>
    <style:style style:name="Таблица2.D" style:family="table-column">
      <style:table-column-properties style:column-width="3.588cm"/>
    </style:style>
    <style:style style:name="Таблица2.E" style:family="table-column">
      <style:table-column-properties style:column-width="3.549cm"/>
    </style:style>
    <style:style style:name="Таблица2.F" style:family="table-column">
      <style:table-column-properties style:column-width="4.126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rlito" fo:font-size="11pt" officeooo:rsid="000f159c" officeooo:paragraph-rsid="001603b4" style:font-size-asian="11pt" style:font-size-complex="11pt"/>
    </style:style>
    <style:style style:name="P2" style:family="paragraph" style:parent-style-name="Table_20_Contents">
      <style:text-properties style:font-name="Carlito" fo:font-size="11pt" fo:font-style="italic" officeooo:rsid="000f159c" officeooo:paragraph-rsid="001603b4" style:font-size-asian="11pt" style:font-style-asian="italic" style:font-size-complex="11pt" style:font-style-complex="italic"/>
    </style:style>
    <style:style style:name="P3" style:family="paragraph" style:parent-style-name="Table_20_Contents">
      <style:text-properties style:font-name="Carlito" fo:font-size="11pt" style:font-size-asian="11pt" style:font-size-complex="11pt"/>
    </style:style>
    <style:style style:name="P4" style:family="paragraph" style:parent-style-name="Table_20_Contents">
      <style:text-properties style:font-name="Carlito" fo:font-size="11pt" officeooo:rsid="001603b4" officeooo:paragraph-rsid="001603b4" style:font-size-asian="11pt" style:font-size-complex="11pt"/>
    </style:style>
    <style:style style:name="P5" style:family="paragraph" style:parent-style-name="Table_20_Contents">
      <style:text-properties style:font-name="Carlito" fo:font-size="11pt" fo:font-weight="bold" officeooo:rsid="001603b4" officeooo:paragraph-rsid="001603b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style:writing-mode="lr-tb"/>
      <style:text-properties style:font-name="Carlito" fo:font-size="11pt" fo:language="ru" fo:country="RU" fo:font-weight="bold" officeooo:rsid="0017fce0" officeooo:paragraph-rsid="0017fce0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style:writing-mode="lr-tb"/>
      <style:text-properties style:font-name="Carlito" fo:font-size="11pt" officeooo:paragraph-rsid="001603b4" style:font-size-asian="11pt" style:font-size-complex="11pt"/>
    </style:style>
    <style:style style:name="P8" style:family="paragraph" style:parent-style-name="Table_20_Contents">
      <style:paragraph-properties style:writing-mode="lr-tb"/>
      <style:text-properties style:font-name="Carlito" fo:font-size="11pt" fo:language="en" fo:country="US" officeooo:rsid="0017fce0" officeooo:paragraph-rsid="0017fce0" style:font-size-asian="11pt" style:font-size-complex="11pt"/>
    </style:style>
    <style:style style:name="P9" style:family="paragraph" style:parent-style-name="Heading_20_1">
      <style:text-properties style:font-name="Carlito" fo:font-size="11pt" fo:font-weight="bold" officeooo:paragraph-rsid="001603b4" style:font-size-asian="11pt" style:font-weight-asian="bold" style:font-size-complex="11pt" style:font-weight-complex="bold"/>
    </style:style>
    <style:style style:name="P10" style:family="paragraph" style:parent-style-name="Standard">
      <style:text-properties officeooo:paragraph-rsid="001603b4"/>
    </style:style>
    <style:style style:name="P11" style:family="paragraph" style:parent-style-name="Standard">
      <style:text-properties fo:font-size="11pt" fo:font-weight="normal" officeooo:paragraph-rsid="001603b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9058e" officeooo:paragraph-rsid="001603b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7bfc7" officeooo:paragraph-rsid="001603b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66dc6" officeooo:paragraph-rsid="001603b4" style:font-weight-asian="normal" style:font-weight-complex="normal"/>
    </style:style>
    <style:style style:name="P15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7bfc7" officeooo:paragraph-rsid="001603b4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066dc6" officeooo:paragraph-rsid="001603b4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font-weight="bold" officeooo:rsid="000f159c" officeooo:paragraph-rsid="001603b4" style:font-size-asian="11pt" style:font-weight-asian="bold" style:font-size-complex="11pt" style:font-weight-complex="bold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  <style:text-properties fo:font-size="12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Carlito"/>
    </style:style>
    <style:style style:name="T2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arlito" fo:font-size="11pt" style:font-size-asian="11pt" style:font-size-complex="11pt"/>
    </style:style>
    <style:style style:name="T4" style:family="text">
      <style:text-properties style:font-name="Carlito" fo:font-size="11pt" fo:language="ru" fo:country="RU" style:font-size-asian="11pt" style:font-size-complex="11pt"/>
    </style:style>
    <style:style style:name="T5" style:family="text">
      <style:text-properties style:font-name="Carlito" fo:font-size="11pt" fo:language="ru" fo:country="RU" officeooo:rsid="0007bfc7" style:font-size-asian="11pt" style:font-size-complex="11pt"/>
    </style:style>
    <style:style style:name="T6" style:family="text">
      <style:text-properties style:font-name="Carlito" fo:font-size="11pt" fo:language="ru" fo:country="RU" officeooo:rsid="000563ff" style:font-size-asian="11pt" style:font-size-complex="11pt"/>
    </style:style>
    <style:style style:name="T7" style:family="text">
      <style:text-properties style:font-name="Carlito" fo:font-size="11pt" fo:language="ru" fo:country="RU" officeooo:rsid="0009058e" style:font-size-asian="11pt" style:font-size-complex="11pt"/>
    </style:style>
    <style:style style:name="T8" style:family="text">
      <style:text-properties style:font-name="Carlito" fo:font-size="11pt" fo:language="ru" fo:country="RU" fo:font-style="italic" style:font-size-asian="11pt" style:font-style-asian="italic" style:font-size-complex="11pt" style:font-style-complex="italic"/>
    </style:style>
    <style:style style:name="T9" style:family="text">
      <style:text-properties officeooo:rsid="001603b4"/>
    </style:style>
    <style:style style:name="T10" style:family="text">
      <style:text-properties fo:language="en" fo:country="US" officeooo:rsid="001603b4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603b4"/>
    </style:style>
    <style:style style:name="T13" style:family="text">
      <style:text-properties fo:language="ru" fo:country="RU" officeooo:rsid="0009058e"/>
    </style:style>
    <style:style style:name="T14" style:family="text">
      <style:text-properties fo:color="#ff0000" style:font-name="Carlito" fo:font-size="11pt" fo:language="ru" fo:country="RU" style:font-size-asian="11pt" style:font-size-complex="11pt"/>
    </style:style>
    <style:style style:name="T15" style:family="text">
      <style:text-properties fo:color="#1c992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Билет 4</text:h>
      <text:h text:style-name="P9" text:outline-level="1">Последовательное и параллельное соединение конденсаторов. </text:h>
      <text:p text:style-name="P16">Конденсаторы</text:p>
      <text:p text:style-name="P14"><text:span text:style-name="T14">Конденсатор</text:span><text:span text:style-name="T4"> — система проводников,</text:span><text:span text:style-name="T5"> емкость которой не зависит от окружающих тел, накопитель энергии.</text:span></text:p>
      <text:p text:style-name="P15"><text:span text:style-name="T4">Конденсатор </text:span><text:span text:style-name="T8">представляет собой</text:span><text:span text:style-name="T4"> два проводника, разделенные слоем диэлектрика, толщина которого мала по сравнению с размерами проводников.</text:span><text:span text:style-name="T6"> </text:span><text:span text:style-name="T4">Проводники называют </text:span><text:span text:style-name="T8">обкладками конденсатора</text:span><text:span text:style-name="T4">.</text:span></text:p>
      <text:p text:style-name="P13"><text:span text:style-name="T15">Заряд конденсатора</text:span> — абсолютное значение заряда на одной из обкладок.</text:p>
      <text:p text:style-name="P15"><text:span text:style-name="T14">Электроемкость конденсатора</text:span><text:span text:style-name="T4"> — отношение заряда одного из проводников к разности потенциалов между этим</text:span><text:span text:style-name="T7"> проводником и соседним. </text:span><text:span text:style-name="T7"><draw:frame draw:style-name="fr2" draw:name="Объект8" text:anchor-type="as-char" svg:y="-0.534cm" svg:width="1.245cm" svg:height="0.82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17"><text:span text:style-name="T13">К</text:span><text:span text:style-name="T11">лассификации конденсаторов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">1</text:p>
          </table:table-cell>
          <table:table-cell table:style-name="Таблица2.B2" table:number-columns-spanned="5" office:value-type="string">
            <text:p text:style-name="P2">По материалу диэлектрик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">Бумажные</text:p>
          </table:table-cell>
          <table:table-cell table:style-name="Таблица2.A2" office:value-type="string">
            <text:p text:style-name="P1">Электролитические</text:p>
          </table:table-cell>
          <table:table-cell table:style-name="Таблица2.A2" office:value-type="string">
            <text:p text:style-name="P1">Слюдяные</text:p>
          </table:table-cell>
          <table:table-cell table:style-name="Таблица2.A2" office:value-type="string">
            <text:p text:style-name="P1">Воздушные</text:p>
          </table:table-cell>
          <table:table-cell table:style-name="Таблица2.B2" office:value-type="string">
            <text:p text:style-name="P1">Керамические</text:p>
          </table:table-cell>
        </table:table-row>
        <table:table-row>
          <table:table-cell table:style-name="Таблица2.A2" table:number-rows-spanned="2" office:value-type="string">
            <text:p text:style-name="P1">2</text:p>
          </table:table-cell>
          <table:table-cell table:style-name="Таблица2.B2" table:number-columns-spanned="5" office:value-type="string">
            <text:p text:style-name="P2">По форме обкладок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">Плоские</text:p>
          </table:table-cell>
          <table:table-cell table:style-name="Таблица2.A2" office:value-type="string">
            <text:p text:style-name="P1">Сферические</text:p>
          </table:table-cell>
          <table:table-cell table:style-name="Таблица2.B2" table:number-columns-spanned="3" office:value-type="string">
            <text:p text:style-name="P1">Цилиндрические</text:p>
          </table:table-cell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">3</text:p>
          </table:table-cell>
          <table:table-cell table:style-name="Таблица2.B2" table:number-columns-spanned="5" office:value-type="string">
            <text:p text:style-name="P2">По величине емкости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">Постоянные</text:p>
          </table:table-cell>
          <table:table-cell table:style-name="Таблица2.B2" table:number-columns-spanned="4" office:value-type="string">
            <text:p text:style-name="P1">Переменные</text:p>
          </table:table-cell>
          <table:covered-table-cell/>
          <table:covered-table-cell/>
          <table:covered-table-cell/>
        </table:table-row>
      </table:table>
      <text:p text:style-name="P12"><text:span text:style-name="T3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Соединение</text:p>
          </table:table-cell>
          <table:table-cell table:style-name="Таблица1.B1" office:value-type="string">
            <text:p text:style-name="P6">Формула</text:p>
          </table:table-cell>
        </table:table-row>
        <table:table-row>
          <table:table-cell table:style-name="Таблица1.A2" office:value-type="string">
            <text:p text:style-name="P4"><draw:g text:anchor-type="paragraph" draw:z-index="0" draw:name="Фигура1" draw:style-name="gr1"><draw:line draw:style-name="gr2" draw:text-style-name="P18" svg:x1="0.812cm" svg:y1="1.077cm" svg:x2="0.812cm" svg:y2="1.879cm"><text:p/></draw:line><draw:line draw:style-name="gr2" draw:text-style-name="P18" svg:x1="1.012cm" svg:y1="1.077cm" svg:x2="1.012cm" svg:y2="1.879cm"><text:p/></draw:line><draw:line draw:style-name="gr2" draw:text-style-name="P18" svg:x1="0.512cm" svg:y1="1.478cm" svg:x2="0.812cm" svg:y2="1.478cm"><text:p/></draw:line><draw:line draw:style-name="gr2" draw:text-style-name="P18" svg:x1="1.012cm" svg:y1="1.478cm" svg:x2="1.813cm" svg:y2="1.478cm"><text:p/></draw:line><draw:frame draw:style-name="gr3" draw:text-style-name="P19" svg:width="0.655cm" svg:height="0.521cm" svg:x="0.612cm" svg:y="0.575cm"><draw:image xlink:href="Pictures/2000001600000293000002057CB71E93685157AC.svm" xlink:type="simple" xlink:show="embed" xlink:actuate="onLoad"><text:p/></draw:image></draw:frame><draw:line draw:style-name="gr2" draw:text-style-name="P18" svg:x1="1.813cm" svg:y1="1.078cm" svg:x2="1.813cm" svg:y2="1.88cm"><text:p/></draw:line><draw:line draw:style-name="gr2" draw:text-style-name="P18" svg:x1="2.012cm" svg:y1="1.078cm" svg:x2="2.012cm" svg:y2="1.88cm"><text:p/></draw:line><draw:line draw:style-name="gr2" draw:text-style-name="P18" svg:x1="2.012cm" svg:y1="1.479cm" svg:x2="2.312cm" svg:y2="1.479cm"><text:p/></draw:line><draw:frame draw:style-name="gr3" draw:text-style-name="P19" svg:width="0.653cm" svg:height="0.519cm" svg:x="1.614cm" svg:y="0.577cm"><draw:image xlink:href="Pictures/2000001600000293000002052308C92149CD4D66.svm" xlink:type="simple" xlink:show="embed" xlink:actuate="onLoad"><text:p/></draw:image></draw:frame><draw:custom-shape draw:style-name="gr4" draw:text-style-name="P18" svg:width="0.204cm" svg:height="0.202cm" svg:x="0.312cm" svg:y="1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8" svg:width="0.2cm" svg:height="0.202cm" svg:x="2.314cm" svg:y="1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18" svg:x1="0.311cm" svg:y1="1.277cm" svg:x2="0.511cm" svg:y2="1.679cm"><text:p/></draw:line><draw:line draw:style-name="gr2" draw:text-style-name="P18" svg:x1="2.313cm" svg:y1="1.277cm" svg:x2="2.513cm" svg:y2="1.679cm"><text:p/></draw:line></draw:g>Последовательное</text:p>
          </table:table-cell>
          <table:table-cell table:style-name="Таблица1.B2" office:value-type="string">
            <text:p text:style-name="P3"><draw:frame draw:style-name="fr1" draw:name="Объект1" text:anchor-type="as-char" svg:y="-0.377cm" svg:width="4.526cm" svg:height="0.517cm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3"/>
            <text:p text:style-name="P7"><draw:frame draw:style-name="fr1" draw:name="Объект2" text:anchor-type="as-char" svg:y="-0.669cm" svg:width="3.05cm" svg:height="1.095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1" draw:name="Объект3" text:anchor-type="as-char" svg:y="-0.575cm" svg:width="2.247cm" svg:height="1.002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4"><draw:g text:anchor-type="paragraph" draw:z-index="5" draw:name="Фигура2" draw:style-name="gr1"><draw:line draw:style-name="gr5" draw:text-style-name="P18" svg:x1="1.198cm" svg:y1="1.556cm" svg:x2="1.198cm" svg:y2="2.356cm"><text:p/></draw:line><draw:line draw:style-name="gr6" draw:text-style-name="P18" svg:x1="1.398cm" svg:y1="1.556cm" svg:x2="1.398cm" svg:y2="2.356cm"><text:p/></draw:line><draw:line draw:style-name="gr7" draw:text-style-name="P18" svg:x1="0.898cm" svg:y1="1.957cm" svg:x2="1.198cm" svg:y2="1.957cm"><text:p/></draw:line><draw:line draw:style-name="gr8" draw:text-style-name="P18" svg:x1="0.898cm" svg:y1="0.957cm" svg:x2="1.198cm" svg:y2="0.957cm"><text:p/></draw:line><draw:frame draw:style-name="gr3" draw:text-style-name="P20" svg:width="0.653cm" svg:height="0.516cm" svg:x="1.298cm" svg:y="1.942cm"><draw:image xlink:href="Pictures/2000001600000293000002057CB71E93685157AC.svm" xlink:type="simple" xlink:show="embed" xlink:actuate="onLoad"><text:p/></draw:image></draw:frame><draw:line draw:style-name="gr9" draw:text-style-name="P18" svg:x1="1.198cm" svg:y1="0.558cm" svg:x2="1.198cm" svg:y2="1.358cm"><text:p/></draw:line><draw:line draw:style-name="gr10" draw:text-style-name="P18" svg:x1="1.398cm" svg:y1="0.558cm" svg:x2="1.398cm" svg:y2="1.358cm"><text:p/></draw:line><draw:line draw:style-name="gr11" draw:text-style-name="P18" svg:x1="1.398cm" svg:y1="0.958cm" svg:x2="1.698cm" svg:y2="0.958cm"><text:p/></draw:line><draw:frame draw:style-name="gr3" draw:text-style-name="P20" svg:width="0.653cm" svg:height="0.516cm" svg:x="1.298cm" svg:y="0.559cm"><draw:image xlink:href="Pictures/2000001600000293000002052308C92149CD4D66.svm" xlink:type="simple" xlink:show="embed" xlink:actuate="onLoad"><text:p/></draw:image></draw:frame><draw:custom-shape draw:style-name="gr12" draw:text-style-name="P18" svg:width="0.2cm" svg:height="0.2cm" svg:x="0.49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18" svg:width="0.2cm" svg:height="0.2cm" svg:x="1.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18" svg:x1="0.498cm" svg:y1="1.257cm" svg:x2="0.698cm" svg:y2="1.657cm"><text:p/></draw:line><draw:line draw:style-name="gr15" draw:text-style-name="P18" svg:x1="1.898cm" svg:y1="1.257cm" svg:x2="2.098cm" svg:y2="1.657cm"><text:p/></draw:line><draw:line draw:style-name="gr16" draw:text-style-name="P18" svg:x1="0.898cm" svg:y1="0.957cm" svg:x2="0.898cm" svg:y2="1.957cm"><text:p/></draw:line><draw:line draw:style-name="gr17" draw:text-style-name="P18" svg:x1="0.697cm" svg:y1="1.457cm" svg:x2="0.897cm" svg:y2="1.457cm"><text:p/></draw:line><draw:line draw:style-name="gr18" draw:text-style-name="P18" svg:x1="1.697cm" svg:y1="0.957cm" svg:x2="1.697cm" svg:y2="1.957cm"><text:p/></draw:line><draw:line draw:style-name="gr19" draw:text-style-name="P18" svg:x1="1.697cm" svg:y1="1.457cm" svg:x2="1.897cm" svg:y2="1.457cm"><text:p/></draw:line><draw:line draw:style-name="gr20" draw:text-style-name="P18" svg:x1="1.398cm" svg:y1="1.957cm" svg:x2="1.698cm" svg:y2="1.957cm"><text:p/></draw:line></draw:g>Параллельное</text:p>
          </table:table-cell>
          <table:table-cell table:style-name="Таблица1.B2" office:value-type="string">
            <text:p text:style-name="P8"><draw:frame draw:style-name="fr1" draw:name="Объект4" text:anchor-type="as-char" svg:y="-0.377cm" svg:width="4.526cm" svg:height="0.517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8"/>
            <text:p text:style-name="P8"><draw:frame draw:style-name="fr1" draw:name="Объект5" text:anchor-type="as-char" svg:y="-0.377cm" svg:width="4.172cm" svg:height="0.517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draw:frame draw:style-name="fr1" draw:name="Объект6" text:anchor-type="as-char" svg:y="-0.377cm" svg:width="2.08cm" svg:height="0.517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8"/>
            <text:p text:style-name="P8"/>
          </table:table-cell>
        </table:table-row>
      </table:table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63cm" fo:margin-bottom="0.646cm" fo:margin-left="0.661cm" fo:margin-right="0.74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3:35:44.678000000</meta:creation-date>
    <dc:date>2018-02-11T14:00:56.925000000</dc:date>
    <meta:editing-duration>PT6M40S</meta:editing-duration>
    <meta:editing-cycles>1</meta:editing-cycles>
    <meta:document-statistic meta:table-count="2" meta:image-count="0" meta:object-count="7" meta:page-count="1" meta:paragraph-count="32" meta:word-count="92" meta:character-count="796" meta:non-whitespace-character-count="727"/>
    <meta:generator>LibreOffice/5.3.4.2$Windows_X86_64 LibreOffice_project/f82d347ccc0be322489bf7da61d7e4ad13fe2ff3</meta:generator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row>
          <msub>
            <mi>U</mi>
            <mn>1</mn>
          </msub>
          <mo stretchy="false">+</mo>
          <msub>
            <mi>U</mi>
            <mn>2</mn>
          </msub>
        </mrow>
      </mrow>
      <mi>;</mi>
      <mspace width="4em"/>
      <mrow>
        <msub>
          <mi>q</mi>
          <mn>1</mn>
        </msub>
        <mo stretchy="false">=</mo>
        <msub>
          <mi>q</mi>
          <mn>2</mn>
        </msub>
        <mo stretchy="false">=</mo>
        <mi>q</mi>
      </mrow>
    </mrow>
    <annotation encoding="StarMath 5.0">U = U_1 +U_2; ~~q_1 = q_2=q</annotation>
  </semantics>
</math>
</file>

<file path=Object 2/content.xml><?xml version="1.0" encoding="utf-8"?>
<math xmlns="http://www.w3.org/1998/Math/MathML" display="block">
  <semantics>
    <mrow>
      <mi>U</mi>
      <mo stretchy="false">=</mo>
      <mfrac>
        <mi>q</mi>
        <mi>C</mi>
      </mfrac>
      <mo stretchy="false">=</mo>
      <mrow>
        <mfrac>
          <msub>
            <mi>q</mi>
            <mn>1</mn>
          </msub>
          <msub>
            <mi>C</mi>
            <mn>1</mn>
          </msub>
        </mfrac>
        <mo stretchy="false">+</mo>
        <mfrac>
          <msub>
            <mi>q</mi>
            <mn>2</mn>
          </msub>
          <msub>
            <mi>C</mi>
            <mn>2</mn>
          </msub>
        </mfrac>
      </mrow>
    </mrow>
    <annotation encoding="StarMath 5.0">U = q over C = q_1 over C_1 + q_2 over C_2</annotation>
  </semantics>
</math>
</file>

<file path=Object 3/content.xml><?xml version="1.0" encoding="utf-8"?>
<math xmlns="http://www.w3.org/1998/Math/MathML" display="block">
  <semantics>
    <mrow>
      <mi>C</mi>
      <mo stretchy="false">=</mo>
      <mstyle mathsize="10pt">
        <mfrac>
          <mi>q</mi>
          <mi>U</mi>
        </mfrac>
      </mstyle>
    </mrow>
    <annotation encoding="StarMath 5.0">C = size 10{q over U}</annotation>
  </semantics>
</math>
</file>

<file path=Object 4/content.xml><?xml version="1.0" encoding="utf-8"?>
<math xmlns="http://www.w3.org/1998/Math/MathML" display="block">
  <semantics>
    <mrow>
      <mi>C</mi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</mrow>
    </mrow>
    <annotation encoding="StarMath 5.0">C = 1 over C_1 + 1 over C_2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sub>
          <mi>U</mi>
          <mn>1</mn>
        </msub>
        <mo stretchy="false">=</mo>
        <msub>
          <mi>U</mi>
          <mn>2</mn>
        </msub>
      </mrow>
      <mi>;</mi>
      <mspace width="4em"/>
      <mrow>
        <mrow>
          <msub>
            <mi>q</mi>
            <mn>1</mn>
          </msub>
          <mo stretchy="false">+</mo>
          <msub>
            <mi>q</mi>
            <mn>2</mn>
          </msub>
        </mrow>
        <mo stretchy="false">=</mo>
        <mi>q</mi>
      </mrow>
    </mrow>
    <annotation encoding="StarMath 5.0">U = U_1  = U_2; ~~q_1 + q_2=q</annotation>
  </semantics>
</math>
</file>

<file path=Object 6/content.xml><?xml version="1.0" encoding="utf-8"?>
<math xmlns="http://www.w3.org/1998/Math/MathML" display="block">
  <semantics>
    <mrow>
      <mrow>
        <mi>q</mi>
        <mo stretchy="false">=</mo>
        <mi>C</mi>
      </mrow>
      <mrow>
        <mi>U</mi>
        <mo stretchy="false">=</mo>
        <msub>
          <mi>C</mi>
          <mn>1</mn>
        </msub>
      </mrow>
      <mrow>
        <msub>
          <mi>U</mi>
          <mn>1</mn>
        </msub>
        <mo stretchy="false">+</mo>
        <msub>
          <mi>C</mi>
          <mn>2</mn>
        </msub>
      </mrow>
      <msub>
        <mi>U</mi>
        <mn>2</mn>
      </msub>
    </mrow>
    <annotation encoding="StarMath 5.0">q = C U = C_1 U_1 + C_2 U_2</annotation>
  </semantics>
</math>
</file>

<file path=Object 7/content.xml><?xml version="1.0" encoding="utf-8"?>
<math xmlns="http://www.w3.org/1998/Math/MathML" display="block">
  <semantics>
    <mrow>
      <mi>C</mi>
      <mo stretchy="false">=</mo>
      <mrow>
        <msub>
          <mi>C</mi>
          <mn>1</mn>
        </msub>
        <mo stretchy="false">+</mo>
        <msub>
          <mi>C</mi>
          <mn>2</mn>
        </msub>
      </mrow>
    </mrow>
    <annotation encoding="StarMath 5.0">C = C_1 +  C_2</annotation>
  </semantics>
</math>
</file>